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” and settle things with a
decisive blow, like “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get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 demons up ahead are the strongest ones
I've ever seen! Not like I fought them, though.</text:p>
          </table:table-cell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 office:value-type="string">
            <text:p>But I just know you guys are gonna be okay!!
Show me what the Heavenly Maidens are made
o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shall surely be the final bat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to hold back the demon
onslaught. I trust you will defeat the enemy
with all your might.”</text:p>
          </table:table-cell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e fate of the human world rests in your
hands.</text:p>
          </table:table-cell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 office:value-type="string">
            <text:p>We are relying on you, Heavenly Maidens!</text:p>
          </table:table-cell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 office:value-type="string">
            <text:p>Aide A
“I'll protect the Princess! I bet my very
sword on it!!”</text:p>
          </table:table-cell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 office:value-type="string">
            <text:p>Aide A
“...H-Huh? Where's my sword gone...?”</text:p>
          </table:table-cell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 office:value-type="string">
            <text:p>Aide B
“I'll cut down anything that comes close,
no matter what it is.”</text:p>
          </table:table-cell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 office:value-type="string">
            <text:p>Aide B
“I cannot allow anything to lay a finger on the
Princess.”</text:p>
          </table:table-cell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may be pointless for me to stay here, but I
might be able to lend a hand if something
happens.</text:p>
          </table:table-cell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 office:value-type="string">
            <text:p>Of course, I hope it doesn't come to that.</text:p>
          </table:table-cell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 office:value-type="string">
            <text:p>Priest
“I am certain the previous Heavenly Maiden
is watching over you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 office:value-type="string">
            <text:p>Priest
“Please, give your utmost effort in the
coming battl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